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a696c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55ede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c82fa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f4db6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88ac65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68c9d" officeooo:paragraph-rsid="00a68c9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c9211e" style:text-line-through-style="none" style:text-line-through-type="none" style:font-name="Arial" fo:font-size="11pt" fo:font-style="normal" style:text-underline-style="none" fo:font-weight="normal" officeooo:paragraph-rsid="00120e73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ff00" style:text-line-through-style="none" style:text-line-through-type="none" style:font-name="Arial" fo:font-size="11pt" fo:font-style="normal" style:text-underline-style="none" fo:font-weight="normal" officeooo:paragraph-rsid="006245d9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362ca3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55ede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6c82fa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6d7d08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6f4db6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88ac65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officeooo:rsid="006245d9" officeooo:paragraph-rsid="006c82fa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officeooo:rsid="006245d9" officeooo:paragraph-rsid="006f4db6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officeooo:rsid="006245d9" officeooo:paragraph-rsid="0088ac65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color="#c9211e" officeooo:paragraph-rsid="00120e73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color="#c9211e" officeooo:paragraph-rsid="00362ca3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color="#c9211e" officeooo:rsid="001529ae" officeooo:paragraph-rsid="001529ae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color="#ffff00" officeooo:paragraph-rsid="006245d9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color="#ffff00" officeooo:paragraph-rsid="0065c339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officeooo:rsid="00a68c9d" officeooo:paragraph-rsid="00a68c9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0e73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c69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2f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245d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5ede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5c339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4ca3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d7d0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f4db6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88ac65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8c975c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6c693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20e73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26c693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38c2f5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65c339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674ca3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bold" officeooo:rsid="0026c693" style:text-blinking="false" fo:background-color="transparent" loext:char-shading-value="0" style:font-weight-asian="bold" style:font-weight-complex="bold"/>
    </style:style>
    <style:style style:name="T21" style:family="text">
      <style:text-properties officeooo:rsid="00120e73"/>
    </style:style>
    <style:style style:name="T22" style:family="text">
      <style:text-properties officeooo:rsid="0055eded"/>
    </style:style>
    <style:style style:name="T23" style:family="text">
      <style:text-properties officeooo:rsid="00608e3e"/>
    </style:style>
    <style:style style:name="T24" style:family="text">
      <style:text-properties officeooo:rsid="006245d9"/>
    </style:style>
    <style:style style:name="T25" style:family="text">
      <style:text-properties officeooo:rsid="0065c339"/>
    </style:style>
    <style:style style:name="T26" style:family="text">
      <style:text-properties officeooo:rsid="006c82fa"/>
    </style:style>
    <style:style style:name="T27" style:family="text">
      <style:text-properties officeooo:rsid="006f4db6"/>
    </style:style>
    <style:style style:name="T28" style:family="text">
      <style:text-properties officeooo:rsid="0088ac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ª opção</text:p>
      <text:p text:style-name="P1"><text:bookmark text:name="docs-internal-guid-7c475b9d-7fff-7fac-7a8d-eb5ca2eb89a1"/>Demanda 18:</text:p>
      <text:p text:style-name="P1"><text:tab/>Departamento de psicologia PUC</text:p>
      <text:p text:style-name="P1"><text:tab/>Sistema de gestão de estágios</text:p>
      <text:p text:style-name="P1"><text:tab/>Principais ações do sistema:</text:p>
      <text:p text:style-name="P1"><text:tab/><text:tab/>Gerar relatorios</text:p>
      <text:p text:style-name="P1"><text:tab/><text:tab/>Guardar dados</text:p>
      <text:p text:style-name="Text_20_body"><text:span text:style-name="T1"><text:tab/><text:tab/>Avaliar os estágios</text:span></text:p>
      <text:p text:style-name="Text_20_body"><text:span text:style-name="T1"/></text:p>
      <text:p text:style-name="Text_20_body"><text:span text:style-name="T1"><text:tab/></text:span><text:span text:style-name="T13">O que eu acho:</text:span><text:span text:style-name="T3"> Gostei</text:span></text:p>
      <text:p text:style-name="Text_20_body"><text:span text:style-name="T1"/></text:p>
      <text:p text:style-name="P8">Demanda 1<text:span text:style-name="T21">6</text:span>:</text:p>
      <text:p text:style-name="P19"><text:span text:style-name="T14"><text:tab/></text:span></text:p>
      <text:p text:style-name="P19"><text:span text:style-name="T14"><text:tab/></text:span><text:span text:style-name="T15">Departamento de psicologia PUC</text:span></text:p>
      <text:p text:style-name="P19"><text:span text:style-name="T15"><text:tab/>Plataforma de atendimento online</text:span></text:p>
      <text:p text:style-name="P19"><text:span text:style-name="T15"><text:tab/>principais ações:</text:span></text:p>
      <text:p text:style-name="P19"><text:span text:style-name="T15"><text:tab/><text:tab/>agendamento de atendimentos</text:span></text:p>
      <text:p text:style-name="P19"><text:span text:style-name="T15"><text:tab/><text:tab/>gerenciamente do atendimento</text:span></text:p>
      <text:p text:style-name="P21"><text:span text:style-name="T15"><text:tab/><text:tab/></text:span><text:span text:style-name="T14">aparato online para atendimentos</text:span></text:p>
      <text:p text:style-name="P19"><text:span text:style-name="T15"><text:tab/><text:tab/>contato entre o profissional e o cliente atendido</text:span></text:p>
      <text:p text:style-name="P19"><text:span text:style-name="T15"/></text:p>
      <text:p text:style-name="P20"><text:span text:style-name="T15"><text:tab/></text:span><text:span text:style-name="T20">O que achei:</text:span><text:span text:style-name="T16"> Indiferente/</text:span><text:span text:style-name="T17">não interessa (o sistema é bastante complexo e requer um nível maior do que posso entregar)</text:span></text:p>
      <text:p text:style-name="P10"><text:span text:style-name="T3"/></text:p>
      <text:p text:style-name="P2">Demanda <text:span text:style-name="T24">2</text:span>:</text:p>
      <text:p text:style-name="P2"><text:tab/></text:p>
      <text:p text:style-name="P3"><text:tab/><text:span text:style-name="T22">Hospital são francisco</text:span></text:p>
      <text:p text:style-name="P3"><text:tab/><text:span text:style-name="T22">dificuldade de obter dados sobre experiência do paciente</text:span></text:p>
      <text:p text:style-name="P3"><text:tab/><text:span text:style-name="T22">principais ações:</text:span></text:p>
      <text:p text:style-name="P3"><text:tab/><text:tab/><text:span text:style-name="T22">Preencher formulário </text:span><text:span text:style-name="T23">(usuário externo) </text:span></text:p>
      <text:p text:style-name="P3"><text:tab/><text:tab/><text:span text:style-name="T22">Salvar dados</text:span></text:p>
      <text:p text:style-name="P11"><text:span text:style-name="T1"><text:tab/><text:tab/></text:span><text:span text:style-name="T6">Gerar relatórios</text:span></text:p>
      <text:p text:style-name="P11"><text:span text:style-name="T2"/></text:p>
      <text:p text:style-name="P10"><text:span text:style-name="T2"><text:tab/></text:span><text:span text:style-name="T13">O que achei:</text:span><text:span text:style-name="T3"> </text:span><text:span text:style-name="T5">gostei 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oft-page-break/><text:span text:style-name="T5"/></text:p>
      <text:p text:style-name="P10"><text:span text:style-name="T5"/></text:p>
      <text:p text:style-name="P10"><text:span text:style-name="T5"/></text:p>
      <text:p text:style-name="P9">Demanda <text:span text:style-name="T25">3</text:span>:</text:p>
      <text:p text:style-name="P9"><text:tab/></text:p>
      <text:p text:style-name="P9"><text:tab/><text:span text:style-name="T22">Hospital são francisco</text:span></text:p>
      <text:p text:style-name="P22"><text:span text:style-name="T14"><text:tab/></text:span><text:span text:style-name="T18">sistema para guardar dados e manter conexão enter paciente e médico</text:span></text:p>
      <text:p text:style-name="P22"><text:span text:style-name="T18"><text:tab/>principais ações:</text:span></text:p>
      <text:p text:style-name="P23"><text:span text:style-name="T18"><text:tab/><text:tab/>Chat entre usuário e médico</text:span></text:p>
      <text:p text:style-name="P23"><text:span text:style-name="T18"><text:tab/><text:tab/>Manter dados sobre consultas do paciente</text:span></text:p>
      <text:p text:style-name="P22"><text:span text:style-name="T14"><text:tab/><text:tab/> </text:span></text:p>
      <text:p text:style-name="P22"><text:span text:style-name="T15"><text:tab/></text:span><text:span text:style-name="T20">O que achei:</text:span><text:span text:style-name="T16"> </text:span><text:span text:style-name="T19">indiferente / não interessa (relativamente complexo de ser implementado)</text:span></text:p>
      <text:p text:style-name="P10"><text:span text:style-name="T5"/></text:p>
      <text:p text:style-name="P4">Demanda <text:span text:style-name="T26">1</text:span>:</text:p>
      <text:p text:style-name="P4"><text:tab/></text:p>
      <text:p text:style-name="P4"><text:tab/><text:span text:style-name="T22">Hospital são francisco</text:span></text:p>
      <text:p text:style-name="P12"><text:span text:style-name="T1"><text:tab/></text:span><text:span text:style-name="T9">Guardar informações sobre óbitos e persistir dados importantes de serem guardados.</text:span></text:p>
      <text:p text:style-name="P12"><text:span text:style-name="T7"><text:tab/>principais ações:</text:span></text:p>
      <text:p text:style-name="P13"><text:span text:style-name="T7"><text:tab/><text:tab/></text:span><text:span text:style-name="T9">persistir dados dos óbitos</text:span></text:p>
      <text:p text:style-name="P13"><text:span text:style-name="T9"><text:tab/><text:tab/>exportar relatórios</text:span></text:p>
      <text:p text:style-name="P13"><text:span text:style-name="T9"><text:tab/><text:tab/></text:span><text:span text:style-name="T7"><text:tab/></text:span></text:p>
      <text:p text:style-name="P12"><text:span text:style-name="T1"><text:tab/><text:tab/> </text:span></text:p>
      <text:p text:style-name="P16"><text:span text:style-name="T2"><text:tab/></text:span><text:span text:style-name="T13">O que achei:</text:span><text:span text:style-name="T3"> </text:span><text:span text:style-name="T10">indiferente</text:span></text:p>
      <text:p text:style-name="P16"><text:span text:style-name="T10"/></text:p>
      <text:p text:style-name="P5">Demanda <text:span text:style-name="T27">4</text:span>:</text:p>
      <text:p text:style-name="P5"><text:tab/></text:p>
      <text:p text:style-name="P5"><text:tab/><text:span text:style-name="T22">Hospital são francisco</text:span></text:p>
      <text:p text:style-name="P14"><text:span text:style-name="T1"><text:tab/></text:span><text:span text:style-name="T10">Sistema para controle/gestão das pesquisas</text:span></text:p>
      <text:p text:style-name="P14"><text:span text:style-name="T7"><text:tab/>principais ações:</text:span></text:p>
      <text:p text:style-name="P14"><text:span text:style-name="T7"><text:tab/><text:tab/></text:span><text:span text:style-name="T10">persistir dados</text:span></text:p>
      <text:p text:style-name="P14"><text:span text:style-name="T10"><text:tab/><text:tab/>permitir controle/gestão dos processos</text:span></text:p>
      <text:p text:style-name="P14"><text:span text:style-name="T10"><text:tab/><text:tab/></text:span><text:span text:style-name="T1"> </text:span></text:p>
      <text:p text:style-name="P17"><text:span text:style-name="T2"><text:tab/></text:span><text:span text:style-name="T13">O que achei:</text:span><text:span text:style-name="T3"> </text:span><text:span text:style-name="T10">gostei</text:span></text:p>
      <text:p text:style-name="P17"><text:span text:style-name="T10"/></text:p>
      <text:p text:style-name="P24"><text:span text:style-name="T10">1</text:span><text:span text:style-name="T1">ª opção </text:span></text:p>
      <text:p text:style-name="P6">Demanda <text:span text:style-name="T28">17</text:span>:</text:p>
      <text:p text:style-name="P6"><text:tab/></text:p>
      <text:p text:style-name="P15"><text:span text:style-name="T1"><text:tab/></text:span><text:span text:style-name="T11">Psicologia PUC</text:span></text:p>
      <text:p text:style-name="P15"><text:span text:style-name="T1"><text:tab/></text:span><text:span text:style-name="T11">Gostariam de um site para controle de testes psicologicos</text:span></text:p>
      <text:p text:style-name="P15"><text:span text:style-name="T7"><text:tab/>principais ações:</text:span></text:p>
      <text:p text:style-name="P15"><text:span text:style-name="T7"><text:tab/><text:tab/></text:span><text:span text:style-name="T11">Controle de testes psicologicos</text:span></text:p>
      <text:p text:style-name="P15"><text:soft-page-break/><text:span text:style-name="T11"><text:tab/><text:tab/>Sigilo de dados</text:span></text:p>
      <text:p text:style-name="P15"><text:span text:style-name="T11"><text:tab/><text:tab/></text:span><text:span text:style-name="T12">Praticamente um sistema de biblioteca só que para testes psicológicos</text:span></text:p>
      <text:p text:style-name="P15"><text:span text:style-name="T11"><text:tab/><text:tab/></text:span></text:p>
      <text:p text:style-name="P15"><text:span text:style-name="T10"><text:tab/><text:tab/></text:span><text:span text:style-name="T1"> </text:span></text:p>
      <text:p text:style-name="P18"><text:span text:style-name="T2"><text:tab/></text:span><text:span text:style-name="T13">O que achei:</text:span><text:span text:style-name="T3"> </text:span><text:span text:style-name="T10">gostei</text:span></text:p>
      <text:p text:style-name="P18"><text:span text:style-name="T10"/></text:p>
      <text:p text:style-name="P18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7:26:08.306486732</meta:creation-date>
    <dc:date>2022-08-10T18:17:01.478841489</dc:date>
    <meta:editing-duration>PT40M35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3" meta:paragraph-count="68" meta:word-count="234" meta:character-count="1671" meta:non-whitespace-character-count="1401"/>
  </office:meta>
</office:document-meta>
</file>